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8f88"/>
    </style:style>
    <style:style style:name="P2" style:family="paragraph" style:parent-style-name="Standard">
      <style:text-properties officeooo:paragraph-rsid="00199c5c"/>
    </style:style>
    <style:style style:name="P3" style:family="paragraph" style:parent-style-name="Standard">
      <style:text-properties officeooo:paragraph-rsid="001c4942"/>
    </style:style>
    <style:style style:name="P4" style:family="paragraph" style:parent-style-name="Standard">
      <style:text-properties officeooo:paragraph-rsid="001d7e8a"/>
    </style:style>
    <style:style style:name="P5" style:family="paragraph" style:parent-style-name="Standard">
      <style:text-properties officeooo:paragraph-rsid="00213fc2"/>
    </style:style>
    <style:style style:name="P6" style:family="paragraph" style:parent-style-name="Standard">
      <style:text-properties officeooo:paragraph-rsid="00220a0b"/>
    </style:style>
    <style:style style:name="P7" style:family="paragraph" style:parent-style-name="Standard">
      <style:text-properties officeooo:paragraph-rsid="00232af0"/>
    </style:style>
    <style:style style:name="P8" style:family="paragraph" style:parent-style-name="Standard">
      <style:text-properties fo:font-size="14pt" officeooo:paragraph-rsid="00198f88" style:font-size-asian="14pt" style:font-size-complex="14pt"/>
    </style:style>
    <style:style style:name="P9" style:family="paragraph" style:parent-style-name="Standard">
      <style:text-properties officeooo:paragraph-rsid="0023b289"/>
    </style:style>
    <style:style style:name="P10" style:family="paragraph" style:parent-style-name="Standard">
      <style:text-properties officeooo:paragraph-rsid="00256499"/>
    </style:style>
    <style:style style:name="T1" style:family="text">
      <style:text-properties officeooo:rsid="00198f88"/>
    </style:style>
    <style:style style:name="T2" style:family="text">
      <style:text-properties officeooo:rsid="00199c5c"/>
    </style:style>
    <style:style style:name="T3" style:family="text">
      <style:text-properties officeooo:rsid="001aace5"/>
    </style:style>
    <style:style style:name="T4" style:family="text">
      <style:text-properties officeooo:rsid="001c4942"/>
    </style:style>
    <style:style style:name="T5" style:family="text">
      <style:text-properties officeooo:rsid="001d7e8a"/>
    </style:style>
    <style:style style:name="T6" style:family="text">
      <style:text-properties officeooo:rsid="00213fc2"/>
    </style:style>
    <style:style style:name="T7" style:family="text">
      <style:text-properties officeooo:rsid="00220a0b"/>
    </style:style>
    <style:style style:name="T8" style:family="text">
      <style:text-properties officeooo:rsid="00232af0"/>
    </style:style>
    <style:style style:name="T9" style:family="text">
      <style:text-properties officeooo:rsid="0023b289"/>
    </style:style>
    <style:style style:name="T10" style:family="text">
      <style:text-properties officeooo:rsid="002564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Server Befehle</text:span></text:p>
      <text:p text:style-name="P1"><text:span text:style-name="T1"/></text:p>
      <text:p text:style-name="P10"><text:span text:style-name="T10">Befehl Trennzeichen ;</text:span></text:p>
      <text:p text:style-name="P1"><text:span text:style-name="T1"/></text:p>
      <text:p text:style-name="P1"><text:span text:style-name="T1">createThread(Name:Server:Port:Frequenz)</text:span></text:p>
      <text:p text:style-name="P1"><text:span text:style-name="T1">createThread(Test:localhost:5000:1)</text:span></text:p>
      <text:p text:style-name="P9"><text:span text:style-name="T9">Frequenz ist ein Integer</text:span></text:p>
      <text:p text:style-name="P1"><text:span text:style-name="T1"/></text:p>
      <text:p text:style-name="P1"><text:span text:style-name="T1">Name.start()</text:span></text:p>
      <text:p text:style-name="P1"><text:span text:style-name="T1">Name.block()</text:span></text:p>
      <text:p text:style-name="P1"><text:span text:style-name="T1">Name.unblock()</text:span></text:p>
      <text:p text:style-name="P1"><text:span text:style-name="T1">Name.kill()</text:span></text:p>
      <text:p text:style-name="P1"><text:span text:style-name="T1">Name.show()</text:span></text:p>
      <text:p text:style-name="P1"><text:span text:style-name="T1"/></text:p>
      <text:p text:style-name="P2"><text:span text:style-name="T2">Name.addEvent(</text:span><text:span text:style-name="T3">Condition,Condition … ,Condition|Message, …. Message</text:span><text:span text:style-name="T2">)</text:span></text:p>
      <text:p text:style-name="P7"><text:span text:style-name="T8">Test.addEvent(TestEvent:Meditation:1|/Test:MyText)</text:span></text:p>
      <text:p text:style-name="P3"><text:span text:style-name="T4"/></text:p>
      <text:p text:style-name="P3"><text:span text:style-name="T4">Condition(Class.Variable:Bedingung:rightOperator</text:span><text:span text:style-name="T4">)</text:span></text:p>
      <text:p text:style-name="P4"><text:span text:style-name="T5">Condition(EmoState.Meditation:&gt;:50)</text:span></text:p>
      <text:p text:style-name="P6"><text:span text:style-name="T7">Bedingung(==,&lt;,&gt;,&lt;=,&gt;=, !=)</text:span></text:p>
      <text:p text:style-name="P4"><text:span text:style-name="T5"/></text:p>
      <text:p text:style-name="P3"><text:span text:style-name="T4">Message(path:Message) </text:span></text:p>
      <text:p text:style-name="P4"><text:span text:style-name="T5">Message(/Test/Hallo:MyText)</text:span></text:p>
      <text:p text:style-name="P5"><text:span text:style-name="T6">Message = EmoState: es wird ein EmoState Message abgeschick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21:27:14.47</meta:creation-date>
    <dc:date>2013-11-10T21:47:50.97</dc:date>
    <meta:editing-duration>PT15M40S</meta:editing-duration>
    <meta:editing-cycles>13</meta:editing-cycles>
    <meta:generator>LibreOffice/4.0.2.2$Windows_x86 LibreOffice_project/4c82dcdd6efcd48b1d8bba66bfe1989deee49c3</meta:generator>
    <meta:document-statistic meta:table-count="0" meta:image-count="0" meta:object-count="0" meta:page-count="1" meta:paragraph-count="18" meta:word-count="37" meta:character-count="531" meta:non-whitespace-character-count="510"/>
  </office:meta>
</office:document-meta>
</file>